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f3a9" officeooo:paragraph-rsid="000cf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box-e431</text:p>
      <text:p text:style-name="P1">Clé WAP : 9F11 42AC A534 533C 645D 5E4A 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21:28:28.714000000</meta:creation-date>
    <dc:date>2015-05-13T21:31:04.093000000</dc:date>
    <meta:editing-duration>PT2M37S</meta:editing-duration>
    <meta:editing-cycles>1</meta:editing-cycles>
    <meta:document-statistic meta:table-count="0" meta:image-count="0" meta:object-count="0" meta:page-count="1" meta:paragraph-count="2" meta:word-count="11" meta:character-count="54" meta:non-whitespace-character-count="45"/>
    <meta:generator>LibreOffice/4.4.3.2$Windows_x86 LibreOffice_project/88805f81e9fe61362df02b9941de8e38a9b5fd16</meta:generator>
  </office:meta>
</office:document-meta>
</file>